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af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3-04-12T06:04:00Z</meta:creation-date>
    <dc:date>2023-04-12T06:0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3" meta:row-count="1" meta:non-whitespace-character-count="3"/>
  </office:meta>
</office:document-meta>
</file>